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cm" style:auto-text-indent="false" fo:padding-left="3cm" fo:padding-right="2cm" fo:padding-top="3cm" fo:padding-bottom="2cm" fo:border="none"/>
      <style:text-properties style:font-name="arial" officeooo:rsid="00122923" officeooo:paragraph-rsid="00122923"/>
    </style:style>
    <style:style style:name="P2" style:family="paragraph" style:parent-style-name="Standard">
      <style:paragraph-properties fo:line-height="150%" fo:text-align="justify" style:justify-single-word="false" fo:text-indent="0cm" style:auto-text-indent="false" fo:padding-left="3cm" fo:padding-right="2cm" fo:padding-top="3cm" fo:padding-bottom="2cm" fo:border="none"/>
      <style:text-properties style:font-name="arial" officeooo:rsid="00122923" officeooo:paragraph-rsid="0014f33d"/>
    </style:style>
    <style:style style:name="T1" style:family="text">
      <style:text-properties officeooo:rsid="0014f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Minimundo para a Loja de Peça de Carros AquiCarro</text:p>
      <text:p text:style-name="P1">objetivo: Controlar a Venda de Peças, o Estoque, as Comissões e a Reposição das Peças no Estoque</text:p>
      <text:p text:style-name="P1"/>
      <text:p text:style-name="P1">Descrição Detalhada:</text:p>
      <text:p text:style-name="P1"><text:tab/>O sistema deverá armazenar dados que vão desde a venda das peças, passando pelo controle de estoque e, por fim, a compra de peças de fornecedores.</text:p>
      <text:p text:style-name="P2"><text:tab/>Serão armazenados dados dos Clientes – nome, CPF, e-mail, data de nascimento, endereço e telefone –, que realizar um pedido para um vendedor (nome, CPF, idade, salário, comissão_mensal), gerando uma venda (id_venda, horário, vendedor, nome_peça, descrição, preço, comissão) de uma peça (id_peça, nome_peça, descrição, valor, quantidade_estoque, fornecedor). </text:p>
      <text:p text:style-name="P2"><text:span text:style-name="T1"><text:tab/>A venda faz uma requisição (JSON) para o estoque (produto, quantidade, descrição, fornecedor, preço, preço_compra, lucro), que, por sua vez, compra peças do fornecedor (id, nome_empresa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09:08:02.114046064</meta:creation-date>
    <dc:date>2025-11-07T09:23:44.999486124</dc:date>
    <meta:editing-duration>PT5M2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27" meta:character-count="867" meta:non-whitespace-character-count="741"/>
  </office:meta>
</office:document-meta>
</file>